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4"/>
    <style:style style:name="P3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1d2125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1d2125" style:font-name="apple-system" fo:letter-spacing="normal" fo:font-style="normal"/>
    </style:style>
    <style:style style:name="T3" style:family="text">
      <style:text-properties fo:font-variant="normal" fo:text-transform="none" fo:color="#1d2125" style:font-name="apple-system" fo:letter-spacing="normal" fo:font-style="normal" fo:font-weight="normal"/>
    </style:style>
    <style:style style:name="T4" style:family="text">
      <style:text-properties fo:font-variant="normal" fo:text-transform="none" fo:color="#1d2125" style:font-name="apple-system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1d2125" style:font-name="apple-system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variant="normal" fo:text-transform="none" fo:color="#1d2125" style:font-name="apple-system" fo:font-size="16pt" fo:letter-spacing="normal" fo:font-style="normal" style:font-size-asian="16pt" style:font-size-complex="16pt"/>
    </style:style>
    <style:style style:name="T7" style:family="text">
      <style:text-properties fo:font-variant="normal" fo:text-transform="none" fo:color="#1d2125" style:font-name="apple-system" fo:font-size="16pt" fo:letter-spacing="normal" fo:font-style="normal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1d2125" style:font-name="apple-system" fo:font-size="16pt" fo:letter-spacing="normal" fo:font-style="normal" fo:font-weight="normal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1d2125" style:font-name="apple-system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Question; Discuss the process of human waste treatment using the sewerage system ?</text:span></text:p>
      <text:p text:style-name="P8"><text:span text:style-name="Strong_20_Emphasis"><text:span text:style-name="T5"/></text:span></text:p>
      <text:p text:style-name="P8"><text:span text:style-name="Strong_20_Emphasis"><text:span text:style-name="T5">Collection</text:span></text:span></text:p>
      <text:p text:style-name="Text_20_body"><text:span text:style-name="T13"/></text:p>
      <text:p text:style-name="Text_20_body"><text:span text:style-name="T13">Human waste from homes, schools, and industries is carried away through </text:span><text:span text:style-name="Strong_20_Emphasis"><text:span text:style-name="T13">underground sewer pipes</text:span></text:span><text:span text:style-name="T13">. These pipes collect wastewater from toilets, sinks, and drains, and transport it to a </text:span><text:span text:style-name="Strong_20_Emphasis"><text:span text:style-name="T13">sewage treatment plant</text:span></text:span><text:span text:style-name="T13">. This process relies on gravity flow or pumping systems to move the sewage efficiently.</text:span></text:p>
      <text:p text:style-name="P3"/>
      <text:h text:style-name="Heading_20_3" text:outline-level="3"><text:span text:style-name="Strong_20_Emphasis"><text:span text:style-name="T14">Preliminary Treatment</text:span></text:span></text:h>
      <text:p text:style-name="Text_20_body"><text:span text:style-name="T13"/></text:p>
      <text:p text:style-name="Text_20_body"><text:span text:style-name="T13">This is the first stage at the treatment plant.<text:line-break/>The goal here is to </text:span><text:span text:style-name="Strong_20_Emphasis"><text:span text:style-name="T13">remove large solid materials</text:span></text:span><text:span text:style-name="T13"> that could damage equipment or block pipes.</text:span></text:p>
      <text:list xml:id="list1466346119140883322" text:style-name="L6">
        <text:list-item>
          <text:p text:style-name="P6"><text:span text:style-name="Strong_20_Emphasis"><text:span text:style-name="T13">Screening:</text:span></text:span><text:span text:style-name="T13"> Metal screens trap large objects like plastic, cloth, and sticks.</text:span></text:p>
        </text:list-item>
        <text:list-item>
          <text:p text:style-name="P6"><text:span text:style-name="Strong_20_Emphasis"><text:span text:style-name="T13">Grit removal:</text:span></text:span><text:span text:style-name="T13"> Sand, gravel, and other heavy particles are settled out in grit chambers.</text:span></text:p>
        </text:list-item>
      </text:list>
      <text:h text:style-name="Heading_20_3" text:outline-level="3"><text:span text:style-name="Strong_20_Emphasis"><text:span text:style-name="T13"/></text:span></text:h>
      <text:h text:style-name="Heading_20_3" text:outline-level="3"><text:span text:style-name="Strong_20_Emphasis"><text:span text:style-name="T14">Primary Treatment</text:span></text:span></text:h>
      <text:p text:style-name="Text_20_body"><text:span text:style-name="T13"/></text:p>
      <text:p text:style-name="Text_20_body"><text:span text:style-name="T13">In this stage, the sewage flows into </text:span><text:span text:style-name="Strong_20_Emphasis"><text:span text:style-name="T13">settling tanks (primary clarifiers)</text:span></text:span><text:span text:style-name="T13"> where </text:span><text:span text:style-name="Strong_20_Emphasis"><text:span text:style-name="T13">solid particles (sludge)</text:span></text:span><text:span text:style-name="T13"> settle at the bottom, and lighter materials like oil and grease float to the top and are removed.<text:line-break/>This process removes about </text:span><text:span text:style-name="Strong_20_Emphasis"><text:span text:style-name="T13">40–60% of suspended solids</text:span></text:span><text:span text:style-name="T13"> and organic matter.</text:span></text:p>
      <text:p text:style-name="P3"/>
      <text:h text:style-name="Heading_20_3" text:outline-level="3"><text:span text:style-name="Strong_20_Emphasis"><text:span text:style-name="T14">Secondary Treatment (Biological Treatment)</text:span></text:span></text:h>
      <text:p text:style-name="Text_20_body"><text:span text:style-name="T13"/></text:p>
      <text:p text:style-name="Text_20_body"><text:span text:style-name="T13">This stage uses </text:span><text:span text:style-name="Strong_20_Emphasis"><text:span text:style-name="T13">microorganisms</text:span></text:span><text:span text:style-name="T13"> to break down organic matter in the </text:span><text:soft-page-break/><text:span text:style-name="T13">wastewater.<text:line-break/></text:span><text:span text:style-name="T16">Two common methods include:</text:span></text:p>
      <text:p text:style-name="Text_20_body"><text:span text:style-name="Strong_20_Emphasis"><text:span text:style-name="T13">Activated Sludge Process:</text:span></text:span><text:span text:style-name="T13"> Air is pumped into large aeration tanks to encourage bacteria to digest organic pollutants.</text:span></text:p>
      <text:list xml:id="list3099253117583578864" text:style-name="L2">
        <text:list-item>
          <text:p text:style-name="P1"><text:span text:style-name="Strong_20_Emphasis"><text:span text:style-name="T13">Trickling Filters:</text:span></text:span><text:span text:style-name="T13"> Wastewater is sprinkled over beds of stones or plastic media coated with bacteria that consume the waste.</text:span></text:p>
        </text:list-item>
        <text:list-item>
          <text:p text:style-name="P1"><text:span text:style-name="T13">After this, the mixture goes into </text:span><text:span text:style-name="Strong_20_Emphasis"><text:span text:style-name="T13">secondary clarifiers</text:span></text:span><text:span text:style-name="T13">, where the microorganisms settle out as </text:span><text:span text:style-name="Strong_20_Emphasis"><text:span text:style-name="T13">biological sludge</text:span></text:span><text:span text:style-name="T13">. Some of this sludge is recycled back into the system to maintain bacterial activity.</text:span></text:p>
        </text:list-item>
      </text:list>
      <text:p text:style-name="P3"/>
      <text:h text:style-name="Heading_20_3" text:outline-level="3"><text:span text:style-name="Strong_20_Emphasis"><text:span text:style-name="T14">Tertiary Treatment (Advanced Treatment)</text:span></text:span></text:h>
      <text:p text:style-name="P3"/>
      <text:list xml:id="list7982958573260961502" text:style-name="L7">
        <text:list-item>
          <text:p text:style-name="P4">This is a polishing step to further purify the water.<text:line-break/>It may include:</text:p>
        </text:list-item>
        <text:list-item>
          <text:p text:style-name="P7"><text:span text:style-name="Strong_20_Emphasis"><text:span text:style-name="T13">Filtration</text:span></text:span><text:span text:style-name="T13"> (through sand or carbon)</text:span></text:p>
        </text:list-item>
        <text:list-item>
          <text:p text:style-name="P7"><text:span text:style-name="Strong_20_Emphasis"><text:span text:style-name="T13">Disinfection</text:span></text:span><text:span text:style-name="T13"> (using chlorine or UV light)</text:span></text:p>
        </text:list-item>
        <text:list-item>
          <text:p text:style-name="P7"><text:span text:style-name="Strong_20_Emphasis"><text:span text:style-name="T13">Nutrient removal</text:span></text:span><text:span text:style-name="T13"> (to eliminate nitrogen and phosphorus)</text:span></text:p>
        </text:list-item>
        <text:list-item>
          <text:p text:style-name="P4">After this stage, the water is clean enough to be safely discharged into rivers, lakes, or used for irrigation.</text:p>
          <text:p text:style-name="P4"/>
        </text:list-item>
      </text:list>
      <text:h text:style-name="Heading_20_3" text:outline-level="3"><text:span text:style-name="Strong_20_Emphasis"><text:span text:style-name="T14">Sludge Treatment and Disposal</text:span></text:span></text:h>
      <text:list xml:id="list6824596158228592237" text:style-name="L4">
        <text:list-item>
          <text:p text:style-name="P5">The sludge collected from the primary and secondary stages is treated separately.</text:p>
        </text:list-item>
        <text:list-item>
          <text:p text:style-name="P2"><text:span text:style-name="T13">It may be </text:span><text:span text:style-name="Strong_20_Emphasis"><text:span text:style-name="T13">thickened</text:span></text:span><text:span text:style-name="T13">, </text:span><text:span text:style-name="Strong_20_Emphasis"><text:span text:style-name="T13">digested</text:span></text:span><text:span text:style-name="T13"> (using bacteria to reduce odor and volume), and </text:span><text:span text:style-name="Strong_20_Emphasis"><text:span text:style-name="T13">dewatered</text:span></text:span><text:span text:style-name="T13">.</text:span></text:p>
        </text:list-item>
        <text:list-item>
          <text:p text:style-name="P2"><text:span text:style-name="T13">The final sludge can be </text:span><text:span text:style-name="Strong_20_Emphasis"><text:span text:style-name="T13">used as fertilizer</text:span></text:span><text:span text:style-name="T13"> or </text:span><text:span text:style-name="Strong_20_Emphasis"><text:span text:style-name="T13">disposed of in landfills</text:span></text:span><text:span text:style-name="T13">.</text:span></text:p>
          <text:p text:style-name="P5"/>
          <text:p text:style-name="P5"/>
        </text:list-item>
      </text:list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PASIRI JULIETH</meta:initial-creator>
    <meta:creation-date>2025-10-13T13:12:41.90</meta:creation-date>
    <meta:document-statistic meta:table-count="0" meta:image-count="0" meta:object-count="0" meta:page-count="2" meta:paragraph-count="24" meta:word-count="348" meta:character-count="2215"/>
    <dc:date>2025-10-13T13:26:16.40</dc:date>
    <dc:creator>NAPASIRI JULIETH</dc:creator>
    <meta:editing-duration>PT13M35S</meta:editing-duration>
    <meta:editing-cycles>1</meta:editing-cycles>
    <meta:generator>OpenOffice/4.1.15$Win32 OpenOffice.org_project/4115m2$Build-9813</meta:generator>
  </office:meta>
</office:document-meta>
</file>